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3"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6"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7"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8"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9"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0"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19"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22"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23"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28"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29"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30"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31"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34"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35"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36"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96f48"/>
    </style:style>
    <style:style style:name="T3" style:family="text">
      <style:text-properties officeooo:rsid="00216946"/>
    </style:style>
    <style:style style:name="T4" style:family="text">
      <style:text-properties officeooo:rsid="00232843"/>
    </style:style>
    <style:style style:name="T5" style:family="text">
      <style:text-properties officeooo:rsid="00239ba7"/>
    </style:style>
    <style:style style:name="T6" style:family="text">
      <style:text-properties officeooo:rsid="00254d51"/>
    </style:style>
    <style:style style:name="T7" style:family="text">
      <style:text-properties officeooo:rsid="002677b2"/>
    </style:style>
    <style:style style:name="T8" style:family="text">
      <style:text-properties officeooo:rsid="0030e9ad"/>
    </style:style>
    <style:style style:name="T9" style:family="text">
      <style:text-properties style:font-name="Arial1"/>
    </style:style>
    <style:style style:name="T10" style:family="text">
      <style:text-properties style:font-name="Arial1" officeooo:rsid="0006c887"/>
    </style:style>
    <style:style style:name="T11" style:family="text">
      <style:text-properties style:font-name="Arial1" officeooo:rsid="003106e2"/>
    </style:style>
    <style:style style:name="T12" style:family="text">
      <style:text-properties style:font-name="Arial1" officeooo:rsid="0045019c"/>
    </style:style>
    <style:style style:name="T13" style:family="text">
      <style:text-properties officeooo:rsid="0031f158"/>
    </style:style>
    <style:style style:name="T14" style:family="text">
      <style:text-properties officeooo:rsid="0033d453"/>
    </style:style>
    <style:style style:name="T15" style:family="text">
      <style:text-properties officeooo:rsid="00351c8f"/>
    </style:style>
    <style:style style:name="T16" style:family="text">
      <style:text-properties officeooo:rsid="00359cf9"/>
    </style:style>
    <style:style style:name="T17" style:family="text">
      <style:text-properties officeooo:rsid="003ae66f"/>
    </style:style>
    <style:style style:name="T18" style:family="text">
      <style:text-properties officeooo:rsid="003b0b4c"/>
    </style:style>
    <style:style style:name="T19" style:family="text">
      <style:text-properties officeooo:rsid="003db367"/>
    </style:style>
    <style:style style:name="T20" style:family="text">
      <style:text-properties officeooo:rsid="00413d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1"><text:span text:style-name="T1"/></text:p>
      <text:p text:style-name="P2">08.05.2017 – Planung der Arbeit</text:p>
      <text:p text:style-name="P2"/>
      <text:p text:style-name="P31">Aufgaben</text:p>
      <text:p text:style-name="P6">- Planung der Arbeit (Zeitplan erstellen, Dokumente vorbereiten)</text:p>
      <text:p text:style-name="P6">- UML's erstellen</text:p>
      <text:p text:style-name="P6">- Skizzen</text:p>
      <text:p text:style-name="P6">- Dokumentation</text:p>
      <text:p text:style-name="P2"/>
      <text:p text:style-name="P5">Die Arbeit beginnt mit der Planung der Arbeit. <text:span text:style-name="T2">Ich erstelle einen Zeitplan und bereite Dokumente wie Arbeitsjournal und Dokumentation vor. Danach werden die UMLs erstellt und die Skizzen gezeichnet. Skizzierungen werden im QT-Designer vorgenommen. Ende des Tages dokumentiere ich meine Arbeit.</text:span></text:p>
      <text:p text:style-name="P2"/>
      <text:p text:style-name="P28">Erfolge/Positives</text:p>
      <text:p text:style-name="P11">Meilenstein wurde auf Montag gesetzt. Elektronische skizzen sind praktisch schon verwendbar ohne zusätzlichen Zeitaufwand.</text:p>
      <text:p text:style-name="P11"/>
      <text:p text:style-name="P28">Probleme/Misserfolge</text:p>
      <text:p text:style-name="P11">Zeitplan enthält keine klare "Soll/Ist" Struktur. Klassendiagramm Relationen sind noch unsicher.</text:p>
      <text:p text:style-name="P11"/>
      <text:p text:style-name="P15">Fazit</text:p>
      <text:p text:style-name="P14">Planungsphase hätte besser gemacht werden können. <text:span text:style-name="T3">Werde die Dokumente nochmals überarbeiten müssen. Ich kann aber mit der Arbeit beginnen da die Planung für mich verständlich ist.</text:span></text:p>
      <text:p text:style-name="P10"/>
      <text:p text:style-name="P3">0<text:span text:style-name="T4">9</text:span>.05.2017 – <text:span text:style-name="T4">Programmierung der Interfaces</text:span></text:p>
      <text:p text:style-name="P3"/>
      <text:p text:style-name="P32">Aufgaben</text:p>
      <text:p text:style-name="P7">- <text:span text:style-name="T4">Git Repo erstellen</text:span></text:p>
      <text:p text:style-name="P7">- <text:span text:style-name="T4">Interface wählen</text:span></text:p>
      <text:p text:style-name="P7">- <text:span text:style-name="T4">Grobe Programmstruktur bauen</text:span></text:p>
      <text:p text:style-name="P7">- <text:span text:style-name="T5">2. Version des UMLs erstellen</text:span></text:p>
      <text:p text:style-name="P3"/>
      <text:p text:style-name="P18">Ich erstelle ein Git Repository für das Projekt <text:span text:style-name="T6">(</text:span><text:a xlink:type="simple" xlink:href="https://github.com/HabeltWi/Historize" text:style-name="Internet_20_link" text:visited-style-name="Visited_20_Internet_20_Link"><text:span text:style-name="T6">https://github.com/HabeltWi/Historize</text:span></text:a><text:span text:style-name="T6">)</text:span>. <text:span text:style-name="T7">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3"/>
      <text:p text:style-name="P29">Erfolge/Positives</text:p>
      <text:p text:style-name="P19">Erster Aufruf in QGIS. Unterfenster funktionieren auch wie erwartet. <text:span text:style-name="T8">Zudem mache ich gebrauch vom .gitignore file um die *.pyc files zu ignorieren.</text:span></text:p>
      <text:p text:style-name="P12"/>
      <text:p text:style-name="P29">Probleme/Misserfolge</text:p>
      <text:p text:style-name="P20"><text:span text:style-name="T10">Git Repo konnte als Private nicht angelegt werden (ist jetzt Public.) Undeklarierter Fehler trat ansonsten auf. </text:span><text:span text:style-name="T11">Dies beeinflusste die Arbeit aber nicht weiter.</text:span></text:p>
      <text:p text:style-name="P12"/>
      <text:p text:style-name="P16">Fazit</text:p>
      <text:p text:style-name="P21">Die Skizzierung im Qt-Designer zahlte sich aus und sparte mir Zeit ein. <text:span text:style-name="T13">Soweit so gut.</text:span></text:p>
      <text:p text:style-name="P9"/>
      <text:p text:style-name="P34"><text:span text:style-name="T14">10</text:span>.05.2017 – <text:span text:style-name="T4">Programmierung der Interfaces</text:span></text:p>
      <text:p text:style-name="P4"/>
      <text:p text:style-name="P33">Aufgaben</text:p>
      <text:p text:style-name="P8">- <text:span text:style-name="T15">DB-Connection erstellen</text:span></text:p>
      <text:p text:style-name="P8">- <text:span text:style-name="T15">Testdaten zusammenstellen</text:span></text:p>
      <text:p text:style-name="P8">- <text:span text:style-name="T15">Interface Überarbeitung</text:span></text:p>
      <text:p text:style-name="P8">- <text:span text:style-name="T15">Fachgespräch mit Stefan Oderbolz</text:span></text:p>
      <text:p text:style-name="P8">- <text:span text:style-name="T15">Erste SQL Ansätze</text:span></text:p>
      <text:p text:style-name="P4"/>
      <text:p text:style-name="P35">Am Morgen bespreche ich mit meinem Fachvorgesetzten Horst Düster den Stand des GUIs. Ich entscheide mich danach es wäre besser den Kriterien der IPA entsprechen wenn das Programm über einem Menü, statt eines Haupt-Interfaces läuft. <text:span text:style-name="T16">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22">- <text:span text:style-name="T17">In der Dokumentation vorliegende Problem genau auslegen (siehe Kriterium [159]Problemanalyse)</text:span></text:p>
      <text:p text:style-name="P22">- <text:span text:style-name="T17">Versionierung aller Dokumente (Insbesonder vom Journal, Zeitplan, etc.)</text:span></text:p>
      <text:p text:style-name="P23">- <text:span text:style-name="T18">Zeitplan und Journal Überarbeiten</text:span></text:p>
      <text:p text:style-name="P36">Letzterer Punkt bewog mich dazu dieses Format über das vorherige Tabellenformat zu wählen (siehe Kapitel Journal in der Dokumentation). <text:span text:style-name="T19">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24"/>
      <text:p text:style-name="P30">Erfolge/Positives</text:p>
      <text:p text:style-name="P25">Das Journalformat ist jetzt für mich viel bequemer. <text:span text:style-name="T20">Es stehen keine unbeantworteten Fragen nach dem Gespräch mit Stefan Oberdolz. Ich bin zudem dem Zeitplan leicht voraus und habe schon mit den SQL befehlen begonnen.</text:span></text:p>
      <text:p text:style-name="P13"/>
      <text:p text:style-name="P30">Probleme/Misserfolge</text:p>
      <text:p text:style-name="P26"><text:span text:style-name="T11">K</text:span><text:span text:style-name="T9">eine besonderen aber ich hätte mir Zeit einsparen können wenn ich die Kriterien des Produkts der IPA genauer durchgelesen hätte.</text:span></text:p>
      <text:p text:style-name="P13"/>
      <text:p text:style-name="P17">Fazit</text:p>
      <text:p text:style-name="P27">Werde das Dokument Farbeit.pdf noch einmal genau durchlesen und werden wahrscheinlich am Wochenende zusätzliche Arbeit leisten um Dokumentation und Zeitplan auf vordermann zu br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3S</meta:editing-duration>
    <meta:editing-cycles>46</meta:editing-cycles>
    <meta:generator>LibreOffice/5.1.4.2$Linux_X86_64 LibreOffice_project/10m0$Build-2</meta:generator>
    <dc:date>2017-05-10T17:16:14.005645286</dc:date>
    <meta:document-statistic meta:table-count="0" meta:image-count="0" meta:object-count="0" meta:page-count="2" meta:paragraph-count="45" meta:word-count="553" meta:character-count="3950" meta:non-whitespace-character-count="3437"/>
    <meta:user-defined meta:name="Info 1"/>
    <meta:user-defined meta:name="Info 2"/>
    <meta:user-defined meta:name="Info 3"/>
    <meta:user-defined meta:name="Info 4"/>
  </office:meta>
</office:document-meta>
</file>